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9cd09" officeooo:paragraph-rsid="00172476"/>
    </style:style>
    <style:style style:name="P2" style:family="paragraph" style:parent-style-name="Heading_20_2">
      <style:text-properties officeooo:paragraph-rsid="00172476"/>
    </style:style>
    <style:style style:name="P3" style:family="paragraph" style:parent-style-name="Heading_20_3">
      <style:text-properties officeooo:paragraph-rsid="00172476"/>
    </style:style>
    <style:style style:name="P4" style:family="paragraph" style:parent-style-name="Standard" style:list-style-name="L1">
      <style:text-properties fo:font-weight="normal" officeooo:paragraph-rsid="00172476" style:font-weight-asian="normal" style:font-weight-complex="normal"/>
    </style:style>
    <style:style style:name="P5" style:family="paragraph" style:parent-style-name="Standard" style:list-style-name="L5">
      <style:text-properties fo:font-weight="normal" officeooo:paragraph-rsid="00172476" style:font-weight-asian="normal" style:font-weight-complex="normal"/>
    </style:style>
    <style:style style:name="P6" style:family="paragraph" style:parent-style-name="Standard" style:list-style-name="L6">
      <style:text-properties fo:font-weight="normal" officeooo:paragraph-rsid="00172476" style:font-weight-asian="normal" style:font-weight-complex="normal"/>
    </style:style>
    <style:style style:name="P7" style:family="paragraph" style:parent-style-name="Standard">
      <style:text-properties fo:font-weight="normal" officeooo:paragraph-rsid="00172476" style:font-weight-asian="normal" style:font-weight-complex="normal"/>
    </style:style>
    <style:style style:name="P8" style:family="paragraph" style:parent-style-name="Standard">
      <style:text-properties fo:font-weight="bold" officeooo:paragraph-rsid="00172476" style:font-weight-asian="bold" style:font-weight-complex="bold"/>
    </style:style>
    <style:style style:name="P9" style:family="paragraph" style:parent-style-name="Standard" style:list-style-name="L7">
      <style:text-properties officeooo:paragraph-rsid="00172476"/>
    </style:style>
    <style:style style:name="T1" style:family="text">
      <style:text-properties officeooo:rsid="0009cd09"/>
    </style:style>
    <style:style style:name="T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Ubuntu Appearance settings bug 2022</text:h>
      <text:h text:style-name="P2" text:outline-level="2">Known to affect:</text:h>
      <text:h text:style-name="P3" text:outline-level="3">Operating Systems</text:h>
      <text:list xml:id="list161505620" text:style-name="L1">
        <text:list-item>
          <text:p text:style-name="P4">Ubuntu 22.04 (System76 Pangolin)</text:p>
        </text:list-item>
        <text:list-item>
          <text:p text:style-name="P4">Ubuntu 22.04.1 (System76 Pangolin)</text:p>
        </text:list-item>
      </text:list>
      <text:h text:style-name="P3" text:outline-level="3">Programs:</text:h>
      <text:p text:style-name="P8">Not counting programs affected by changing from light to dark mode</text:p>
      <text:p text:style-name="P7"/>
      <text:list xml:id="list4074509440" text:style-name="L5">
        <text:list-item>
          <text:p text:style-name="P5">GNOME/Ubuntu Settings</text:p>
        </text:list-item>
        <text:list-item>
          <text:p text:style-name="P5">Ubuntu Core</text:p>
        </text:list-item>
        <text:list-item>
          <text:p text:style-name="P5">Gedit</text:p>
        </text:list-item>
      </text:list>
      <text:h text:style-name="P2" text:outline-level="2">Steps to reproduce:</text:h>
      <text:p text:style-name="P7">Appearance menu in Ubuntu 22.04 automatically changing upon opening the tab (if light mode is enabled, it will switch to dark mode until manually fixed, or escaping the tab and opening it again, and vice versa) and resetting the appearance preferences for Gedit</text:p>
      <text:h text:style-name="P2" text:outline-level="2">Steps to mitigate:</text:h>
      <text:h text:style-name="P3" text:outline-level="3"><text:span text:style-name="T1">1</text:span>. Reconfigure settings</text:h>
      <text:list xml:id="list534139788" text:style-name="L6">
        <text:list-item>
          <text:p text:style-name="P6">a. Change the lighting theme back to what you prefer</text:p>
        </text:list-item>
        <text:list-item>
          <text:p text:style-name="P6">b. Reset the appearance preferences in any affected program</text:p>
        </text:list-item>
      </text:list>
      <text:h text:style-name="P3" text:outline-level="3"><text:span text:style-name="T1">2</text:span>. Don't</text:h>
      <text:list xml:id="list136618603" text:style-name="L7">
        <text:list-item>
          <text:p text:style-name="P9"><text:span text:style-name="T2">a. Don't go to the </text:span><text:span text:style-name="Source_20_Text"><text:span text:style-name="T2">appearance</text:span></text:span><text:span text:style-name="T2"> menu</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13:56:13.231893159</meta:creation-date>
    <dc:date>2022-12-14T13:56:35.184130934</dc:date>
    <meta:editing-duration>PT22S</meta:editing-duration>
    <meta:editing-cycles>1</meta:editing-cycles>
    <meta:document-statistic meta:table-count="0" meta:image-count="0" meta:object-count="0" meta:page-count="1" meta:paragraph-count="18" meta:word-count="123" meta:character-count="728" meta:non-whitespace-character-count="631"/>
    <meta:generator>LibreOffice/7.3.2.2$Linux_X86_64 LibreOffice_project/30$Build-2</meta:generator>
  </office:meta>
</office:document-meta>
</file>